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78d76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4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officeooo:paragraph-rsid="0037ead7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78d76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7ead7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4880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5" style:family="text">
      <style:text-properties officeooo:rsid="00129edb"/>
    </style:style>
    <style:style style:name="T16" style:family="text">
      <style:text-properties officeooo:rsid="001adcec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9" style:family="text">
      <style:text-properties officeooo:rsid="002f63c7"/>
    </style:style>
    <style:style style:name="T20" style:family="text">
      <style:text-properties fo:language="ro" fo:country="RO" officeooo:rsid="002f63c7" style:font-size-asian="12pt" style:font-size-complex="12pt"/>
    </style:style>
    <style:style style:name="T21" style:family="text">
      <style:text-properties fo:language="ro" fo:country="RO" officeooo:rsid="00254b51" style:font-size-asian="12pt" style:font-size-complex="12pt"/>
    </style:style>
    <style:style style:name="T22" style:family="text">
      <style:text-properties fo:language="ro" fo:country="RO" officeooo:rsid="0035abf2" style:font-size-asian="12pt" style:font-size-complex="12pt"/>
    </style:style>
    <style:style style:name="T23" style:family="text">
      <style:text-properties fo:language="ro" fo:country="RO" officeooo:rsid="0036ebcb" style:font-size-asian="12pt" style:font-size-complex="1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ize-asian="12pt" style:font-style-asian="normal" style:font-weight-asian="normal" style:font-size-complex="12pt" style:text-emphasize="none"/>
    </style:style>
    <style:style style:name="T26" style:family="text">
      <style:text-properties style:font-name="Arial2"/>
    </style:style>
    <style:style style:name="T27" style:family="text">
      <style:text-properties style:font-name="Arial2" officeooo:rsid="00384880"/>
    </style:style>
    <style:style style:name="T28" style:family="text">
      <style:text-properties officeooo:rsid="0037ead7"/>
    </style:style>
    <style:style style:name="T29" style:family="text">
      <style:text-properties officeooo:rsid="003848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28">4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3"><text:span text:style-name="T22">Sort button</text:span><text:span text:style-name="T20"> </text:span><text:span text:style-name="T21">–</text:span><text:span text:style-name="T22"> </text:span><text:span text:style-name="T23">user can not select </text:span><text:span text:style-name="T24">sort by </text:span><text:span text:style-name="T25">price (low to high)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5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7">Chrome </text:span><text:span text:style-name="T18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6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9">1</text:span></text:p>
          </table:table-cell>
        </table:table-row>
      </table:table>
      <text:p text:style-name="P1"/>
      <text:p text:style-name="P1"/>
      <text:p text:style-name="P10">Description</text:p>
      <text:p text:style-name="P25"><text:span text:style-name="T10">When click</text:span><text:span text:style-name="T12">ing</text:span><text:span text:style-name="T10"> sort by </text:span><text:span text:style-name="T11">price (low to high)</text:span><text:span text:style-name="T10">,</text:span><text:span text:style-name="T9"> the sort button remains</text:span><text:span text:style-name="T12"> unchanged (</text:span><text:span text:style-name="T9">first default state of sorting filter </text:span><text:span text:style-name="T12">- </text:span><text:span text:style-name="T9">name A to Z) and products are </text:span><text:span text:style-name="T12">still </text:span><text:span text:style-name="T9">sorted by name from A to Z.</text:span></text:p>
      <text:p text:style-name="P17"/>
      <text:p text:style-name="P19"><text:s text:c="2"/></text:p>
      <text:p text:style-name="P10">Steps to reproduce</text:p>
      <text:p text:style-name="P15">1. access site www.saucedemo.com in Chrome </text:p>
      <text:p text:style-name="P22"><text:span text:style-name="T7">2. insert valid data in field “Username” </text:span><text:span text:style-name="T8">(problem_user)</text:span></text:p>
      <text:p text:style-name="P22"><text:span text:style-name="T7">3. insert valid data in field “Password” </text:span><text:span text:style-name="T8">(secret_sauce)</text:span></text:p>
      <text:p text:style-name="P16">4. press “Login” button</text:p>
      <text:p text:style-name="P24"><text:span text:style-name="T13">5. c</text:span><text:span text:style-name="T14">lick</text:span><text:span text:style-name="T13"> from sort button the sorting </text:span><text:span text:style-name="T10">by </text:span><text:span text:style-name="T11">price (low to high)</text:span></text:p>
      <text:p text:style-name="P11"/>
      <text:p text:style-name="P11"/>
      <text:p text:style-name="P10">Expected result</text:p>
      <text:p text:style-name="P26"><text:span text:style-name="T10">When click</text:span><text:span text:style-name="T12">ing</text:span><text:span text:style-name="T10"> sort by </text:span><text:span text:style-name="T11">price (low to high)</text:span><text:span text:style-name="T10">,</text:span><text:span text:style-name="T9"> the sort button</text:span><text:span text:style-name="T12"> changes to</text:span><text:span text:style-name="T9"> </text:span><text:span text:style-name="T12">sort</text:span><text:span text:style-name="T10"> by </text:span><text:span text:style-name="T11">price (low to high)</text:span><text:span text:style-name="T9"> and products are sorted </text:span><text:span text:style-name="T10">by </text:span><text:span text:style-name="T11">price from low to high.</text:span></text:p>
      <text:p text:style-name="P17"/>
      <text:p text:style-name="P14"/>
      <text:p text:style-name="P10">Actual result</text:p>
      <text:p text:style-name="P18"><text:span text:style-name="T27">T</text:span><text:span text:style-name="T26">he sort button remains </text:span><text:span text:style-name="T27">unchanged (</text:span><text:span text:style-name="T26">first </text:span>default state of sorting filter<text:span text:style-name="T29"> - </text:span>name A to Z) and products are <text:span text:style-name="T29">still </text:span>sorted by name from A to Z.</text:p>
      <text:p text:style-name="P27"/>
      <text:p text:style-name="P13"/>
      <text:p text:style-name="P10">Notes</text:p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DM Mono" svg:font-family="'DM Mono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roman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2</meta:editing-cycles>
    <meta:creation-date>2024-02-05T18:33:00</meta:creation-date>
    <dc:date>2024-05-04T12:51:52.299000000</dc:date>
    <meta:editing-duration>PT2H9M39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5" meta:character-count="1074" meta:non-whitespace-character-count="916"/>
    <meta:user-defined meta:name="AppVersion">16.0000</meta:user-defined>
    <meta:template xlink:type="simple" xlink:actuate="onRequest" xlink:title="Normal" xlink:href=""/>
  </office:meta>
</office:document-meta>
</file>